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1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28.22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3.16mm"/>
    </style:style>
    <style:style style:name="co6" style:family="table-column">
      <style:table-column-properties fo:break-before="auto" style:column-width="16.35mm"/>
    </style:style>
    <style:style style:name="co7" style:family="table-column">
      <style:table-column-properties fo:break-before="auto" style:column-width="22.91mm"/>
    </style:style>
    <style:style style:name="co8" style:family="table-column">
      <style:table-column-properties fo:break-before="auto" style:column-width="26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34.7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0">
      <style:text-properties fo:font-weight="bold" style:font-weight-asian="bold" style:font-weight-complex="bold"/>
    </style:style>
    <style:style style:name="ce2" style:family="table-cell" style:parent-style-name="Default" style:data-style-name="N3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3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ce6" style:family="table-cell" style:parent-style-name="Default" style:data-style-name="N104"/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Pivot_20_Table_20_Category" style:data-style-name="N3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30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Category" style:data-style-name="N30">
      <style:table-cell-properties fo:border-bottom="0.99pt solid #000000" fo:border-left="2.01pt solid #000000" fo:border-right="0.99pt solid #000000" fo:border-top="none"/>
    </style:style>
    <style:style style:name="ce11" style:family="table-cell" style:parent-style-name="Pivot_20_Table_20_Title" style:data-style-name="N30">
      <style:table-cell-properties fo:border-bottom="2.01pt solid #000000" fo:border-left="2.01pt solid #000000" fo:border-right="none" fo:border-top="0.99pt solid #000000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Category" style:data-style-name="N0">
      <style:table-cell-properties fo:border="0.99pt solid #000000"/>
    </style:style>
    <style:style style:name="ce1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0" style:family="table-cell" style:parent-style-name="Pivot_20_Table_20_Value" style:data-style-name="N104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Pivot_20_Table_20_Value" style:data-style-name="N104">
      <style:table-cell-properties fo:border-bottom="none" fo:border-left="0.99pt solid #000000" fo:border-right="2.01pt solid #000000" fo:border-top="none"/>
    </style:style>
    <style:style style:name="ce22" style:family="table-cell" style:parent-style-name="Pivot_20_Table_20_Value" style:data-style-name="N104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Pivot_20_Table_20_Value" style:data-style-name="N104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104">
      <style:table-cell-properties fo:border-bottom="2.01pt solid #000000" fo:border-left="0.99pt solid #000000" fo:border-right="2.01pt solid #000000" fo:border-top="0.99pt solid #000000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8" style:family="table-cell" style:parent-style-name="Pivot_20_Table_20_Title" style:data-style-name="N30">
      <style:table-cell-properties fo:border-bottom="2.01pt solid #000000" fo:border-left="2.01pt solid #000000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Weekly Sale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Seller ID</text:p>
          </table:table-cell>
          <table:table-cell table:style-name="ce4" office:value-type="string" calcext:value-type="string">
            <text:p>Customer ID</text:p>
          </table:table-cell>
          <table:table-cell table:style-name="ce4" office:value-type="string" calcext:value-type="string">
            <text:p>Transaction ID</text:p>
          </table:table-cell>
          <table:table-cell table:style-name="ce4" office:value-type="string" calcext:value-type="string">
            <text:p>Product ID</text:p>
          </table:table-cell>
          <table:table-cell table:style-name="ce5" office:value-type="string" calcext:value-type="string">
            <text:p>Product Price</text:p>
          </table:table-cell>
          <table:table-cell table:style-name="ce4" table:number-columns-repeated="1018"/>
        </table:table-row>
        <table:table-row table:style-name="ro1">
          <table:table-cell table:style-name="ce2" office:value-type="date" office:date-value="2017-10-01" calcext:value-type="date">
            <text:p>01/10/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1" calcext:value-type="date">
            <text:p>01/10/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currency" office:currency="GBP" office:value="45" calcext:value-type="currency">
            <text:p>£4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1" calcext:value-type="date">
            <text:p>01/10/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.0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date" office:date-value="2017-10-01" calcext:value-type="date">
            <text:p>01/10/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1" calcext:value-type="date">
            <text:p>01/10/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2" calcext:value-type="date">
            <text:p>02/10/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2" calcext:value-type="date">
            <text:p>02/10/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2" calcext:value-type="date">
            <text:p>02/10/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2" calcext:value-type="date">
            <text:p>02/10/1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2" calcext:value-type="date">
            <text:p>02/10/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2" calcext:value-type="date">
            <text:p>02/10/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currency" office:currency="GBP" office:value="45" calcext:value-type="currency">
            <text:p>£4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2" calcext:value-type="date">
            <text:p>02/10/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.0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date" office:date-value="2017-10-03" calcext:value-type="date">
            <text:p>03/10/1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3" calcext:value-type="date">
            <text:p>03/10/1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currency" office:currency="GBP" office:value="65" calcext:value-type="currency">
            <text:p>£6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3" calcext:value-type="date">
            <text:p>03/10/1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currency" office:currency="GBP" office:value="86" calcext:value-type="currency">
            <text:p>£86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3" calcext:value-type="date">
            <text:p>03/10/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3" calcext:value-type="date">
            <text:p>03/10/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3" calcext:value-type="date">
            <text:p>03/10/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3" calcext:value-type="date">
            <text:p>03/10/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110" calcext:value-type="currency">
            <text:p>£110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currency" office:currency="GBP" office:value="125" calcext:value-type="currency">
            <text:p>£12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currency" office:currency="GBP" office:value="45" calcext:value-type="currency">
            <text:p>£4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110" calcext:value-type="currency">
            <text:p>£110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1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1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office:value-type="currency" office:currency="GBP" office:value="25" calcext:value-type="currency">
            <text:p>£2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1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1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currency" office:currency="GBP" office:value="95" calcext:value-type="currency">
            <text:p>£9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1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currency" office:currency="GBP" office:value="75" calcext:value-type="currency">
            <text:p>£7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currency" office:currency="GBP" office:value="125" calcext:value-type="currency">
            <text:p>£12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currency" office:currency="GBP" office:value="45" calcext:value-type="currency">
            <text:p>£4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1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6" calcext:value-type="date">
            <text:p>06/10/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6" calcext:value-type="date">
            <text:p>06/10/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6" calcext:value-type="date">
            <text:p>06/10/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6" calcext:value-type="date">
            <text:p>06/10/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6" calcext:value-type="date">
            <text:p>06/10/1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110" calcext:value-type="currency">
            <text:p>£110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6" calcext:value-type="date">
            <text:p>06/10/1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currency" office:currency="GBP" office:value="125" calcext:value-type="currency">
            <text:p>£12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7" calcext:value-type="date">
            <text:p>07/10/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currency" office:currency="GBP" office:value="65" calcext:value-type="currency">
            <text:p>£6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7" calcext:value-type="date">
            <text:p>07/10/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currency" office:currency="GBP" office:value="86" calcext:value-type="currency">
            <text:p>£86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7" calcext:value-type="date">
            <text:p>07/10/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7" calcext:value-type="date">
            <text:p>07/10/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7" calcext:value-type="date">
            <text:p>07/10/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7" calcext:value-type="date">
            <text:p>07/10/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.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7" calcext:value-type="date">
            <text:p>07/10/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ly Overview" table:style-name="ta1">
        <table:table-column table:style-name="co5" table:default-cell-style-name="ce9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21"/>
        <table:table-row table:style-name="ro1">
          <table:table-cell table:style-name="ce7" office:value-type="string" calcext:value-type="string">
            <text:p>Date</text:p>
          </table:table-cell>
          <table:table-cell table:style-name="ce12" office:value-type="string" calcext:value-type="string">
            <text:p>Seller ID</text:p>
          </table:table-cell>
          <table:table-cell table:style-name="ce12" office:value-type="string" calcext:value-type="string">
            <text:p>Customer ID</text:p>
          </table:table-cell>
          <table:table-cell table:style-name="ce12" office:value-type="string" calcext:value-type="string">
            <text:p>Transaction ID</text:p>
          </table:table-cell>
          <table:table-cell table:style-name="ce12" office:value-type="string" calcext:value-type="string">
            <text:p>Product ID</text:p>
          </table:table-cell>
          <table:table-cell table:style-name="ce19" office:value-type="string" calcext:value-type="string">
            <text:p>Sum - Product Price</text:p>
          </table:table-cell>
        </table:table-row>
        <table:table-row table:style-name="ro1">
          <table:table-cell table:style-name="ce8" office:value-type="date" office:date-value="2017-10-01" calcext:value-type="date">
            <text:p>01/10/1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1" calcext:value-type="float">
            <text:p>101</text:p>
          </table:table-cell>
          <table:table-cell table:style-name="ce20" office:value-type="currency" office:currency="GBP" office:value="195" calcext:value-type="currency">
            <text:p>£195.00</text:p>
          </table:table-cell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office:value-type="currency" office:currency="GBP" office:value="45" calcext:value-type="currency">
            <text:p>£45.00</text:p>
          </table:table-cell>
        </table:table-row>
        <table:table-row table:style-name="ro1">
          <table:table-cell/>
          <table:table-cell table:style-name="ce15" table:number-columns-repeated="3"/>
          <table:table-cell table:style-name="ce15" office:value-type="float" office:value="103" calcext:value-type="float">
            <text:p>103</text:p>
          </table:table-cell>
          <table:table-cell table:style-name="ce22" office:value-type="currency" office:currency="GBP" office:value="35" calcext:value-type="currency">
            <text:p>£35.00</text:p>
          </table:table-cell>
        </table:table-row>
        <table:table-row table:style-name="ro1"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4" calcext:value-type="float">
            <text:p>104</text:p>
          </table:table-cell>
          <table:table-cell table:style-name="ce23" office:value-type="currency" office:currency="GBP" office:value="55" calcext:value-type="currency">
            <text:p>£55.00</text:p>
          </table:table-cell>
        </table:table-row>
        <table:table-row table:style-name="ro1">
          <table:table-cell table:style-name="ce10"/>
          <table:table-cell table:style-name="ce15" table:number-columns-repeated="2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01" calcext:value-type="float">
            <text:p>101</text:p>
          </table:table-cell>
          <table:table-cell table:style-name="ce23" office:value-type="currency" office:currency="GBP" office:value="195" calcext:value-type="currency">
            <text:p>£195.00</text:p>
          </table:table-cell>
        </table:table-row>
        <table:table-row table:style-name="ro1">
          <table:table-cell table:style-name="ce8" office:value-type="date" office:date-value="2017-10-02" calcext:value-type="date">
            <text:p>02/10/1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01" calcext:value-type="float">
            <text:p>101</text:p>
          </table:table-cell>
          <table:table-cell table:style-name="ce20" office:value-type="currency" office:currency="GBP" office:value="195" calcext:value-type="currency">
            <text:p>£195.00</text:p>
          </table:table-cell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office:value-type="currency" office:currency="GBP" office:value="45" calcext:value-type="currency">
            <text:p>£45.00</text:p>
          </table:table-cell>
        </table:table-row>
        <table:table-row table:style-name="ro1">
          <table:table-cell/>
          <table:table-cell table:style-name="ce15" table:number-columns-repeated="3"/>
          <table:table-cell table:style-name="ce15" office:value-type="float" office:value="105" calcext:value-type="float">
            <text:p>105</text:p>
          </table:table-cell>
          <table:table-cell table:style-name="ce22" office:value-type="currency" office:currency="GBP" office:value="85" calcext:value-type="currency">
            <text:p>£85.00</text:p>
          </table:table-cell>
        </table:table-row>
        <table:table-row table:style-name="ro1"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1" calcext:value-type="float">
            <text:p>101</text:p>
          </table:table-cell>
          <table:table-cell table:style-name="ce20" office:value-type="currency" office:currency="GBP" office:value="195" calcext:value-type="currency">
            <text:p>£195.00</text:p>
          </table:table-cell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.00</text:p>
          </table:table-cell>
        </table:table-row>
        <table:table-row table:style-name="ro1">
          <table:table-cell table:number-columns-repeated="2"/>
          <table:table-cell table:style-name="ce15" table:number-columns-repeated="2"/>
          <table:table-cell table:style-name="ce15" office:value-type="float" office:value="105" calcext:value-type="float">
            <text:p>105</text:p>
          </table:table-cell>
          <table:table-cell table:style-name="ce22" office:value-type="currency" office:currency="GBP" office:value="85" calcext:value-type="currency">
            <text:p>£85.00</text:p>
          </table:table-cell>
        </table:table-row>
        <table:table-row table:style-name="ro1">
          <table:table-cell table:style-name="ce10"/>
          <table:table-cell table:style-name="ce15"/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04" calcext:value-type="float">
            <text:p>104</text:p>
          </table:table-cell>
          <table:table-cell table:style-name="ce23" office:value-type="currency" office:currency="GBP" office:value="55" calcext:value-type="currency">
            <text:p>£55.00</text:p>
          </table:table-cell>
        </table:table-row>
        <table:table-row table:style-name="ro1">
          <table:table-cell table:style-name="ce8" office:value-type="date" office:date-value="2017-10-03" calcext:value-type="date">
            <text:p>03/10/1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6" calcext:value-type="float">
            <text:p>106</text:p>
          </table:table-cell>
          <table:table-cell table:style-name="ce20" office:value-type="currency" office:currency="GBP" office:value="35" calcext:value-type="currency">
            <text:p>£35.00</text:p>
          </table:table-cell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office:value-type="currency" office:currency="GBP" office:value="65" calcext:value-type="currency">
            <text:p>£65.00</text:p>
          </table:table-cell>
        </table:table-row>
        <table:table-row table:style-name="ro1">
          <table:table-cell/>
          <table:table-cell table:style-name="ce15" table:number-columns-repeated="3"/>
          <table:table-cell table:style-name="ce15" office:value-type="float" office:value="108" calcext:value-type="float">
            <text:p>108</text:p>
          </table:table-cell>
          <table:table-cell table:style-name="ce22" office:value-type="currency" office:currency="GBP" office:value="86" calcext:value-type="currency">
            <text:p>£86.00</text:p>
          </table:table-cell>
        </table:table-row>
        <table:table-row table:style-name="ro1"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01" calcext:value-type="float">
            <text:p>101</text:p>
          </table:table-cell>
          <table:table-cell table:style-name="ce20" office:value-type="currency" office:currency="GBP" office:value="195" calcext:value-type="currency">
            <text:p>£195.00</text:p>
          </table:table-cell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.00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15" office:value-type="float" office:value="105" calcext:value-type="float">
            <text:p>105</text:p>
          </table:table-cell>
          <table:table-cell table:style-name="ce22" office:value-type="currency" office:currency="GBP" office:value="85" calcext:value-type="currency">
            <text:p>£85.00</text:p>
          </table:table-cell>
        </table:table-row>
        <table:table-row table:style-name="ro1">
          <table:table-cell table:style-name="ce10"/>
          <table:table-cell table:style-name="ce15" table:number-columns-repeated="2"/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4" calcext:value-type="float">
            <text:p>104</text:p>
          </table:table-cell>
          <table:table-cell table:style-name="ce23" office:value-type="currency" office:currency="GBP" office:value="55" calcext:value-type="currency">
            <text:p>£55.00</text:p>
          </table:table-cell>
        </table:table-row>
        <table:table-row table:style-name="ro1">
          <table:table-cell table:style-name="ce8" office:value-type="date" office:date-value="2017-10-04" calcext:value-type="date">
            <text:p>04/10/1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02" calcext:value-type="float">
            <text:p>102</text:p>
          </table:table-cell>
          <table:table-cell table:style-name="ce20" office:value-type="currency" office:currency="GBP" office:value="45" calcext:value-type="currency">
            <text:p>£45.00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15" office:value-type="float" office:value="105" calcext:value-type="float">
            <text:p>105</text:p>
          </table:table-cell>
          <table:table-cell table:style-name="ce22" office:value-type="currency" office:currency="GBP" office:value="85" calcext:value-type="currency">
            <text:p>£85.00</text:p>
          </table:table-cell>
        </table:table-row>
        <table:table-row table:style-name="ro1">
          <table:table-cell/>
          <table:table-cell table:style-name="ce15" table:number-columns-repeated="2"/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06" calcext:value-type="float">
            <text:p>106</text:p>
          </table:table-cell>
          <table:table-cell table:style-name="ce23" office:value-type="currency" office:currency="GBP" office:value="35" calcext:value-type="currency">
            <text:p>£35.00</text:p>
          </table:table-cell>
        </table:table-row>
        <table:table-row table:style-name="ro1"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01" calcext:value-type="float">
            <text:p>101</text:p>
          </table:table-cell>
          <table:table-cell table:style-name="ce20" office:value-type="currency" office:currency="GBP" office:value="195" calcext:value-type="currency">
            <text:p>£195.00</text:p>
          </table:table-cell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.00</text:p>
          </table:table-cell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.00</text:p>
          </table:table-cell>
        </table:table-row>
        <table:table-row table:style-name="ro1">
          <table:table-cell/>
          <table:table-cell table:style-name="ce15" table:number-columns-repeated="3"/>
          <table:table-cell table:style-name="ce15" office:value-type="float" office:value="105" calcext:value-type="float">
            <text:p>105</text:p>
          </table:table-cell>
          <table:table-cell table:style-name="ce22" office:value-type="currency" office:currency="GBP" office:value="110" calcext:value-type="currency">
            <text:p>£110.00</text:p>
          </table:table-cell>
        </table:table-row>
        <table:table-row table:style-name="ro1">
          <table:table-cell/>
          <table:table-cell table:style-name="ce13" office:value-type="float" office:value="5" calcext:value-type="float">
            <text:p>5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1" calcext:value-type="float">
            <text:p>101</text:p>
          </table:table-cell>
          <table:table-cell table:style-name="ce20" office:value-type="currency" office:currency="GBP" office:value="195" calcext:value-type="currency">
            <text:p>£195.00</text:p>
          </table:table-cell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.00</text:p>
          </table:table-cell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office:value-type="currency" office:currency="GBP" office:value="110" calcext:value-type="currency">
            <text:p>£110.00</text:p>
          </table:table-cell>
        </table:table-row>
        <table:table-row table:style-name="ro1">
          <table:table-cell table:style-name="ce10"/>
          <table:table-cell table:style-name="ce15" table:number-columns-repeated="3"/>
          <table:table-cell table:style-name="ce15" office:value-type="float" office:value="106" calcext:value-type="float">
            <text:p>106</text:p>
          </table:table-cell>
          <table:table-cell table:style-name="ce22" office:value-type="currency" office:currency="GBP" office:value="125" calcext:value-type="currency">
            <text:p>£125.00</text:p>
          </table:table-cell>
        </table:table-row>
        <table:table-row table:style-name="ro1">
          <table:table-cell table:style-name="ce8" office:value-type="date" office:date-value="2017-10-05" calcext:value-type="date">
            <text:p>05/10/1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07" calcext:value-type="float">
            <text:p>107</text:p>
          </table:table-cell>
          <table:table-cell table:style-name="ce20" office:value-type="currency" office:currency="GBP" office:value="35" calcext:value-type="currency">
            <text:p>£35.00</text:p>
          </table:table-cell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currency" office:currency="GBP" office:value="25" calcext:value-type="currency">
            <text:p>£25.00</text:p>
          </table:table-cell>
        </table:table-row>
        <table:table-row table:style-name="ro1">
          <table:table-cell table:number-columns-repeated="2"/>
          <table:table-cell table:style-name="ce15" table:number-columns-repeated="2"/>
          <table:table-cell table:style-name="ce15" office:value-type="float" office:value="109" calcext:value-type="float">
            <text:p>109</text:p>
          </table:table-cell>
          <table:table-cell table:style-name="ce22" office:value-type="currency" office:currency="GBP" office:value="35" calcext:value-type="currency">
            <text:p>£35.00</text:p>
          </table:table-cell>
        </table:table-row>
        <table:table-row table:style-name="ro1">
          <table:table-cell table:number-columns-repeated="2"/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03" calcext:value-type="float">
            <text:p>103</text:p>
          </table:table-cell>
          <table:table-cell table:style-name="ce20" office:value-type="currency" office:currency="GBP" office:value="35" calcext:value-type="currency">
            <text:p>£35.00</text:p>
          </table:table-cell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.00</text:p>
          </table:table-cell>
        </table:table-row>
        <table:table-row table:style-name="ro1">
          <table:table-cell/>
          <table:table-cell table:style-name="ce15" table:number-columns-repeated="3"/>
          <table:table-cell table:style-name="ce15" office:value-type="float" office:value="106" calcext:value-type="float">
            <text:p>106</text:p>
          </table:table-cell>
          <table:table-cell table:style-name="ce22" office:value-type="currency" office:currency="GBP" office:value="35" calcext:value-type="currency">
            <text:p>£35.00</text:p>
          </table:table-cell>
        </table:table-row>
        <table:table-row table:style-name="ro1"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10" calcext:value-type="float">
            <text:p>110</text:p>
          </table:table-cell>
          <table:table-cell table:style-name="ce20" office:value-type="currency" office:currency="GBP" office:value="95" calcext:value-type="currency">
            <text:p>£95.00</text:p>
          </table:table-cell>
        </table:table-row>
        <table:table-row table:style-name="ro1">
          <table:table-cell table:number-columns-repeated="2"/>
          <table:table-cell table:style-name="ce15" table:number-columns-repeated="2"/>
          <table:table-cell table:style-name="ce15" office:value-type="float" office:value="111" calcext:value-type="float">
            <text:p>111</text:p>
          </table:table-cell>
          <table:table-cell table:style-name="ce22" office:value-type="currency" office:currency="GBP" office:value="75" calcext:value-type="currency">
            <text:p>£75.00</text:p>
          </table:table-cell>
        </table:table-row>
        <table:table-row table:style-name="ro1">
          <table:table-cell/>
          <table:table-cell table:style-name="ce15"/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06" calcext:value-type="float">
            <text:p>106</text:p>
          </table:table-cell>
          <table:table-cell table:style-name="ce23" office:value-type="currency" office:currency="GBP" office:value="35" calcext:value-type="currency">
            <text:p>£35.00</text:p>
          </table:table-cell>
        </table:table-row>
        <table:table-row table:style-name="ro1"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01" calcext:value-type="float">
            <text:p>101</text:p>
          </table:table-cell>
          <table:table-cell table:style-name="ce20" office:value-type="currency" office:currency="GBP" office:value="195" calcext:value-type="currency">
            <text:p>£195.00</text:p>
          </table:table-cell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office:value-type="currency" office:currency="GBP" office:value="45" calcext:value-type="currency">
            <text:p>£45.00</text:p>
          </table:table-cell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.00</text:p>
          </table:table-cell>
        </table:table-row>
        <table:table-row table:style-name="ro1">
          <table:table-cell table:style-name="ce10"/>
          <table:table-cell table:style-name="ce15" table:number-columns-repeated="3"/>
          <table:table-cell table:style-name="ce15" office:value-type="float" office:value="112" calcext:value-type="float">
            <text:p>112</text:p>
          </table:table-cell>
          <table:table-cell table:style-name="ce22" office:value-type="currency" office:currency="GBP" office:value="125" calcext:value-type="currency">
            <text:p>£125.00</text:p>
          </table:table-cell>
        </table:table-row>
        <table:table-row table:style-name="ro1">
          <table:table-cell table:style-name="ce8" office:value-type="date" office:date-value="2017-10-06" calcext:value-type="date">
            <text:p>06/10/1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01" calcext:value-type="float">
            <text:p>101</text:p>
          </table:table-cell>
          <table:table-cell table:style-name="ce20" office:value-type="currency" office:currency="GBP" office:value="195" calcext:value-type="currency">
            <text:p>£195.00</text:p>
          </table:table-cell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.00</text:p>
          </table:table-cell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.00</text:p>
          </table:table-cell>
        </table:table-row>
        <table:table-row table:style-name="ro1">
          <table:table-cell/>
          <table:table-cell table:style-name="ce15" table:number-columns-repeated="3"/>
          <table:table-cell table:style-name="ce15" office:value-type="float" office:value="105" calcext:value-type="float">
            <text:p>105</text:p>
          </table:table-cell>
          <table:table-cell table:style-name="ce22" office:value-type="currency" office:currency="GBP" office:value="85" calcext:value-type="currency">
            <text:p>£85.00</text:p>
          </table:table-cell>
        </table:table-row>
        <table:table-row table:style-name="ro1"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05" calcext:value-type="float">
            <text:p>105</text:p>
          </table:table-cell>
          <table:table-cell table:style-name="ce20" office:value-type="currency" office:currency="GBP" office:value="110" calcext:value-type="currency">
            <text:p>£110.00</text:p>
          </table:table-cell>
        </table:table-row>
        <table:table-row table:style-name="ro1">
          <table:table-cell table:style-name="ce10"/>
          <table:table-cell table:style-name="ce15" table:number-columns-repeated="3"/>
          <table:table-cell table:style-name="ce15" office:value-type="float" office:value="106" calcext:value-type="float">
            <text:p>106</text:p>
          </table:table-cell>
          <table:table-cell table:style-name="ce22" office:value-type="currency" office:currency="GBP" office:value="125" calcext:value-type="currency">
            <text:p>£125.00</text:p>
          </table:table-cell>
        </table:table-row>
        <table:table-row table:style-name="ro1">
          <table:table-cell table:style-name="ce8" office:value-type="date" office:date-value="2017-10-07" calcext:value-type="date">
            <text:p>07/10/1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103" calcext:value-type="float">
            <text:p>103</text:p>
          </table:table-cell>
          <table:table-cell table:style-name="ce20" office:value-type="currency" office:currency="GBP" office:value="35" calcext:value-type="currency">
            <text:p>£35.00</text:p>
          </table:table-cell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.00</text:p>
          </table:table-cell>
        </table:table-row>
        <table:table-row table:style-name="ro1">
          <table:table-cell/>
          <table:table-cell table:style-name="ce15" table:number-columns-repeated="3"/>
          <table:table-cell table:style-name="ce15" office:value-type="float" office:value="106" calcext:value-type="float">
            <text:p>106</text:p>
          </table:table-cell>
          <table:table-cell table:style-name="ce22" office:value-type="currency" office:currency="GBP" office:value="35" calcext:value-type="currency">
            <text:p>£35.00</text:p>
          </table:table-cell>
        </table:table-row>
        <table:table-row table:style-name="ro1"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1" calcext:value-type="float">
            <text:p>101</text:p>
          </table:table-cell>
          <table:table-cell table:style-name="ce20" office:value-type="currency" office:currency="GBP" office:value="195" calcext:value-type="currency">
            <text:p>£195.00</text:p>
          </table:table-cell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.00</text:p>
          </table:table-cell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office:value-type="currency" office:currency="GBP" office:value="65" calcext:value-type="currency">
            <text:p>£65.00</text:p>
          </table:table-cell>
        </table:table-row>
        <table:table-row table:style-name="ro1">
          <table:table-cell table:style-name="ce10"/>
          <table:table-cell table:style-name="ce15" table:number-columns-repeated="3"/>
          <table:table-cell table:style-name="ce15" office:value-type="float" office:value="108" calcext:value-type="float">
            <text:p>108</text:p>
          </table:table-cell>
          <table:table-cell table:style-name="ce22" office:value-type="currency" office:currency="GBP" office:value="86" calcext:value-type="currency">
            <text:p>£86.00</text:p>
          </table:table-cell>
        </table:table-row>
        <table:table-row table:style-name="ro1">
          <table:table-cell table:style-name="ce11" office:value-type="string" calcext:value-type="string">
            <text:p>Total Result</text:p>
          </table:table-cell>
          <table:table-cell table:style-name="ce16" table:number-columns-repeated="3"/>
          <table:table-cell table:style-name="ce18"/>
          <table:table-cell table:style-name="ce24" office:value-type="currency" office:currency="GBP" office:value="4857" calcext:value-type="currency">
            <text:p>£4,857.00</text:p>
          </table:table-cell>
        </table:table-row>
      </table:table>
      <table:table table:name="Total Product Sales" table:style-name="ta1">
        <table:table-column table:style-name="co5" table:default-cell-style-name="ce26"/>
        <table:table-column table:style-name="co10" table:default-cell-style-name="ce21"/>
        <table:table-row table:style-name="ro1">
          <table:table-cell table:style-name="ce7" office:value-type="string" calcext:value-type="string">
            <text:p>Product ID</text:p>
          </table:table-cell>
          <table:table-cell table:style-name="ce19" office:value-type="string" calcext:value-type="string">
            <text:p>Sum - Product Price</text:p>
          </table:table-cell>
        </table:table-row>
        <table:table-row table:style-name="ro1">
          <table:table-cell table:style-name="ce25" office:value-type="float" office:value="101" calcext:value-type="float">
            <text:p>101</text:p>
          </table:table-cell>
          <table:table-cell table:style-name="ce20" office:value-type="currency" office:currency="GBP" office:value="1950" calcext:value-type="currency">
            <text:p>£1,950.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currency" office:currency="GBP" office:value="180" calcext:value-type="currency">
            <text:p>£180.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currency" office:currency="GBP" office:value="245" calcext:value-type="currency">
            <text:p>£245.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currency" office:currency="GBP" office:value="440" calcext:value-type="currency">
            <text:p>£440.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currency" office:currency="GBP" office:value="925" calcext:value-type="currency">
            <text:p>£925.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currency" office:currency="GBP" office:value="425" calcext:value-type="currency">
            <text:p>£425.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currency" office:currency="GBP" office:value="165" calcext:value-type="currency">
            <text:p>£165.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currency" office:currency="GBP" office:value="197" calcext:value-type="currency">
            <text:p>£197.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currency" office:currency="GBP" office:value="35" calcext:value-type="currency">
            <text:p>£35.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currency" office:currency="GBP" office:value="95" calcext:value-type="currency">
            <text:p>£95.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currency" office:currency="GBP" office:value="75" calcext:value-type="currency">
            <text:p>£75.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2" office:value-type="currency" office:currency="GBP" office:value="125" calcext:value-type="currency">
            <text:p>£125.00</text:p>
          </table:table-cell>
        </table:table-row>
        <table:table-row table:style-name="ro1">
          <table:table-cell table:style-name="ce27" office:value-type="string" calcext:value-type="string">
            <text:p>Total Result</text:p>
          </table:table-cell>
          <table:table-cell table:style-name="ce24" office:value-type="currency" office:currency="GBP" office:value="4857" calcext:value-type="currency">
            <text:p>£4,857.00</text:p>
          </table:table-cell>
        </table:table-row>
      </table:table>
      <table:table table:name="Seller Total Sales" table:style-name="ta1">
        <table:table-column table:style-name="co11" table:default-cell-style-name="ce26"/>
        <table:table-column table:style-name="co10" table:default-cell-style-name="ce21"/>
        <table:table-row table:style-name="ro1">
          <table:table-cell table:style-name="ce7" office:value-type="string" calcext:value-type="string">
            <text:p>Seller ID</text:p>
          </table:table-cell>
          <table:table-cell table:style-name="ce19" office:value-type="string" calcext:value-type="string">
            <text:p>Sum - Product Price</text:p>
          </table:table-cell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0" office:value-type="currency" office:currency="GBP" office:value="1110" calcext:value-type="currency">
            <text:p>£1,11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currency" office:currency="GBP" office:value="1072" calcext:value-type="currency">
            <text:p>£1,072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currency" office:currency="GBP" office:value="1585" calcext:value-type="currency">
            <text:p>£1,585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currency" office:currency="GBP" office:value="605" calcext:value-type="currency">
            <text:p>£605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2" office:value-type="currency" office:currency="GBP" office:value="485" calcext:value-type="currency">
            <text:p>£485.00</text:p>
          </table:table-cell>
        </table:table-row>
        <table:table-row table:style-name="ro1">
          <table:table-cell table:style-name="ce27" office:value-type="string" calcext:value-type="string">
            <text:p>Total Result</text:p>
          </table:table-cell>
          <table:table-cell table:style-name="ce24" office:value-type="currency" office:currency="GBP" office:value="4857" calcext:value-type="currency">
            <text:p>£4,857.00</text:p>
          </table:table-cell>
        </table:table-row>
      </table:table>
      <table:table table:name="Daily Sales" table:style-name="ta1">
        <table:table-column table:style-name="co11" table:default-cell-style-name="ce9"/>
        <table:table-column table:style-name="co10" table:default-cell-style-name="ce21"/>
        <table:table-row table:style-name="ro1">
          <table:table-cell table:style-name="ce7" office:value-type="string" calcext:value-type="string">
            <text:p>Date</text:p>
          </table:table-cell>
          <table:table-cell table:style-name="ce19" office:value-type="string" calcext:value-type="string">
            <text:p>Sum - Product Price</text:p>
          </table:table-cell>
        </table:table-row>
        <table:table-row table:style-name="ro1">
          <table:table-cell table:style-name="ce8" office:value-type="date" office:date-value="2017-10-01" calcext:value-type="date">
            <text:p>01/10/17</text:p>
          </table:table-cell>
          <table:table-cell table:style-name="ce20" office:value-type="currency" office:currency="GBP" office:value="525" calcext:value-type="currency">
            <text:p>£525.00</text:p>
          </table:table-cell>
        </table:table-row>
        <table:table-row table:style-name="ro1">
          <table:table-cell office:value-type="date" office:date-value="2017-10-02" calcext:value-type="date">
            <text:p>02/10/17</text:p>
          </table:table-cell>
          <table:table-cell office:value-type="currency" office:currency="GBP" office:value="695" calcext:value-type="currency">
            <text:p>£695.00</text:p>
          </table:table-cell>
        </table:table-row>
        <table:table-row table:style-name="ro1">
          <table:table-cell office:value-type="date" office:date-value="2017-10-03" calcext:value-type="date">
            <text:p>03/10/17</text:p>
          </table:table-cell>
          <table:table-cell office:value-type="currency" office:currency="GBP" office:value="556" calcext:value-type="currency">
            <text:p>£556.00</text:p>
          </table:table-cell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office:value-type="currency" office:currency="GBP" office:value="1045" calcext:value-type="currency">
            <text:p>£1,045.00</text:p>
          </table:table-cell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office:value-type="currency" office:currency="GBP" office:value="875" calcext:value-type="currency">
            <text:p>£875.00</text:p>
          </table:table-cell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office:value-type="currency" office:currency="GBP" office:value="605" calcext:value-type="currency">
            <text:p>£605.00</text:p>
          </table:table-cell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22" office:value-type="currency" office:currency="GBP" office:value="556" calcext:value-type="currency">
            <text:p>£556.00</text:p>
          </table:table-cell>
        </table:table-row>
        <table:table-row table:style-name="ro1">
          <table:table-cell table:style-name="ce28" office:value-type="string" calcext:value-type="string">
            <text:p>Total Result</text:p>
          </table:table-cell>
          <table:table-cell table:style-name="ce24" office:value-type="currency" office:currency="GBP" office:value="4857" calcext:value-type="currency">
            <text:p>£4,857.00</text:p>
          </table:table-cell>
        </table:table-row>
      </table:table>
      <table:named-expressions/>
      <table:data-pilot-tables>
        <table:data-pilot-table table:name="DataPilot1" table:application-data="" table:target-range-address="'Daily Sales'.A1:'Daily Sales'.B9" table:buttons="'Daily Sales'.A1" table:show-filter-button="false" table:drill-down-on-double-click="false">
          <table:source-cell-range table:cell-range-address="'Weekly Sales'.A1:'Weekly Sales'.F57"/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01/10/17" table:display="true" table:show-details="true"/>
                <table:data-pilot-member table:name="02/10/17" table:display="true" table:show-details="true"/>
                <table:data-pilot-member table:name="03/10/17" table:display="true" table:show-details="true"/>
                <table:data-pilot-member table:name="04/10/17" table:display="true" table:show-details="true"/>
                <table:data-pilot-member table:name="05/10/17" table:display="true" table:show-details="true"/>
                <table:data-pilot-member table:name="06/10/17" table:display="true" table:show-details="true"/>
                <table:data-pilot-member table:name="07/10/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 Price" table:orientation="data" table:used-hierarchy="0" table:function="sum">
            <table:data-pilot-level table:show-empty="false" calcext:repeat-item-labels="false">
              <table:data-pilot-members>
                <table:data-pilot-member table:name="£25.00" table:display="true" table:show-details="true"/>
                <table:data-pilot-member table:name="£35.00" table:display="true" table:show-details="true"/>
                <table:data-pilot-member table:name="£45.00" table:display="true" table:show-details="true"/>
                <table:data-pilot-member table:name="£55.00" table:display="true" table:show-details="true"/>
                <table:data-pilot-member table:name="£65.00" table:display="true" table:show-details="true"/>
                <table:data-pilot-member table:name="£75.00" table:display="true" table:show-details="true"/>
                <table:data-pilot-member table:name="£85.00" table:display="true" table:show-details="true"/>
                <table:data-pilot-member table:name="£86.00" table:display="true" table:show-details="true"/>
                <table:data-pilot-member table:name="£95.00" table:display="true" table:show-details="true"/>
                <table:data-pilot-member table:name="£110.00" table:display="true" table:show-details="true"/>
                <table:data-pilot-member table:name="£125.00" table:display="true" table:show-details="true"/>
                <table:data-pilot-member table:name="£195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Seller Total Sales'.A1:'Seller Total Sales'.B7" table:buttons="'Seller Total Sales'.A1" table:show-filter-button="false" table:drill-down-on-double-click="false">
          <table:source-cell-range table:cell-range-address="'Weekly Sales'.A1:'Weekly Sales'.F57"/>
          <table:data-pilot-field table:source-field-name="Seller ID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 Price" table:orientation="data" table:used-hierarchy="0" table:function="sum">
            <table:data-pilot-level table:show-empty="false" calcext:repeat-item-labels="false">
              <table:data-pilot-members>
                <table:data-pilot-member table:name="£25.00" table:display="true" table:show-details="true"/>
                <table:data-pilot-member table:name="£35.00" table:display="true" table:show-details="true"/>
                <table:data-pilot-member table:name="£45.00" table:display="true" table:show-details="true"/>
                <table:data-pilot-member table:name="£55.00" table:display="true" table:show-details="true"/>
                <table:data-pilot-member table:name="£65.00" table:display="true" table:show-details="true"/>
                <table:data-pilot-member table:name="£75.00" table:display="true" table:show-details="true"/>
                <table:data-pilot-member table:name="£85.00" table:display="true" table:show-details="true"/>
                <table:data-pilot-member table:name="£86.00" table:display="true" table:show-details="true"/>
                <table:data-pilot-member table:name="£95.00" table:display="true" table:show-details="true"/>
                <table:data-pilot-member table:name="£110.00" table:display="true" table:show-details="true"/>
                <table:data-pilot-member table:name="£125.00" table:display="true" table:show-details="true"/>
                <table:data-pilot-member table:name="£195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Weekly Overview'.A1:'Weekly Overview'.F58" table:buttons="'Weekly Overview'.A1 'Weekly Overview'.B1 'Weekly Overview'.C1 'Weekly Overview'.D1 'Weekly Overview'.E1" table:show-filter-button="false" table:drill-down-on-double-click="false">
          <table:source-cell-range table:cell-range-address="'Weekly Sales'.A1:'Weekly Sales'.F5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01/10/17" table:display="true" table:show-details="true"/>
                <table:data-pilot-member table:name="02/10/17" table:display="true" table:show-details="true"/>
                <table:data-pilot-member table:name="03/10/17" table:display="true" table:show-details="true"/>
                <table:data-pilot-member table:name="04/10/17" table:display="true" table:show-details="true"/>
                <table:data-pilot-member table:name="05/10/17" table:display="true" table:show-details="true"/>
                <table:data-pilot-member table:name="06/10/17" table:display="true" table:show-details="true"/>
                <table:data-pilot-member table:name="07/10/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ller ID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ustomer ID" table:orientation="row" table:used-hierarchy="0" table:function="auto">
            <table:data-pilot-level table:show-empty="false" calcext:repeat-item-labels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saction ID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 ID" table:orientation="row" table:used-hierarchy="0" table:function="auto">
            <table:data-pilot-level table:show-empty="false" calcext:repeat-item-labels="false">
              <table:data-pilot-members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 Price" table:orientation="data" table:used-hierarchy="0" table:function="sum">
            <table:data-pilot-level table:show-empty="false" calcext:repeat-item-labels="false">
              <table:data-pilot-members>
                <table:data-pilot-member table:name="£25.00" table:display="true" table:show-details="true"/>
                <table:data-pilot-member table:name="£35.00" table:display="true" table:show-details="true"/>
                <table:data-pilot-member table:name="£45.00" table:display="true" table:show-details="true"/>
                <table:data-pilot-member table:name="£55.00" table:display="true" table:show-details="true"/>
                <table:data-pilot-member table:name="£65.00" table:display="true" table:show-details="true"/>
                <table:data-pilot-member table:name="£75.00" table:display="true" table:show-details="true"/>
                <table:data-pilot-member table:name="£85.00" table:display="true" table:show-details="true"/>
                <table:data-pilot-member table:name="£86.00" table:display="true" table:show-details="true"/>
                <table:data-pilot-member table:name="£95.00" table:display="true" table:show-details="true"/>
                <table:data-pilot-member table:name="£110.00" table:display="true" table:show-details="true"/>
                <table:data-pilot-member table:name="£125.00" table:display="true" table:show-details="true"/>
                <table:data-pilot-member table:name="£195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otal Product Sales'.A1:'Total Product Sales'.B14" table:buttons="'Total Product Sales'.A1" table:show-filter-button="false" table:drill-down-on-double-click="false">
          <table:source-cell-range table:cell-range-address="'Weekly Sales'.A1:'Weekly Sales'.F57"/>
          <table:data-pilot-field table:source-field-name="Product ID" table:orientation="row" table:used-hierarchy="0" table:function="auto">
            <table:data-pilot-level table:show-empty="false" calcext:repeat-item-labels="false">
              <table:data-pilot-members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 Price" table:orientation="data" table:used-hierarchy="0" table:function="sum">
            <table:data-pilot-level table:show-empty="false" calcext:repeat-item-labels="false">
              <table:data-pilot-members>
                <table:data-pilot-member table:name="£25.00" table:display="true" table:show-details="true"/>
                <table:data-pilot-member table:name="£35.00" table:display="true" table:show-details="true"/>
                <table:data-pilot-member table:name="£45.00" table:display="true" table:show-details="true"/>
                <table:data-pilot-member table:name="£55.00" table:display="true" table:show-details="true"/>
                <table:data-pilot-member table:name="£65.00" table:display="true" table:show-details="true"/>
                <table:data-pilot-member table:name="£75.00" table:display="true" table:show-details="true"/>
                <table:data-pilot-member table:name="£85.00" table:display="true" table:show-details="true"/>
                <table:data-pilot-member table:name="£86.00" table:display="true" table:show-details="true"/>
                <table:data-pilot-member table:name="£95.00" table:display="true" table:show-details="true"/>
                <table:data-pilot-member table:name="£110.00" table:display="true" table:show-details="true"/>
                <table:data-pilot-member table:name="£125.00" table:display="true" table:show-details="true"/>
                <table:data-pilot-member table:name="£195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3:48:37.587000000</meta:creation-date>
    <meta:generator>LibreOffice/5.4.0.3$Windows_x86 LibreOffice_project/7556cbc6811c9d992f4064ab9287069087d7f62c</meta:generator>
    <dc:date>2017-10-01T14:08:57.597000000</dc:date>
    <meta:editing-duration>PT9M32S</meta:editing-duration>
    <meta:editing-cycles>3</meta:editing-cycles>
    <meta:document-statistic meta:table-count="5" meta:cell-count="586" meta:object-count="0"/>
  </office:meta>
</office:document-meta>
</file>